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byssinica SIL" officeooo:rsid="00122357" officeooo:paragraph-rsid="00122357" style:font-size-asian="10.5pt"/>
    </style:style>
    <style:style style:name="P2" style:family="paragraph" style:parent-style-name="Standard">
      <style:text-properties style:font-name="Abyssinica SIL" officeooo:rsid="002ec706" officeooo:paragraph-rsid="002ec706" style:font-size-asian="10.5pt"/>
    </style:style>
    <style:style style:name="P3" style:family="paragraph" style:parent-style-name="Standard" style:list-style-name="L1">
      <style:text-properties style:font-name="Abyssinica SIL" officeooo:rsid="00127871" officeooo:paragraph-rsid="00127871" style:font-size-asian="10.5pt"/>
    </style:style>
    <style:style style:name="P4" style:family="paragraph" style:parent-style-name="Standard" style:list-style-name="L1">
      <style:text-properties style:font-name="Abyssinica SIL" officeooo:rsid="00369c92" officeooo:paragraph-rsid="00369c92" style:font-size-asian="10.5pt"/>
    </style:style>
    <style:style style:name="P5" style:family="paragraph" style:parent-style-name="Standard">
      <style:text-properties style:font-name="Abyssinica SIL" officeooo:rsid="00369c92" officeooo:paragraph-rsid="00369c92" style:font-size-asian="10.5pt"/>
    </style:style>
    <style:style style:name="P6" style:family="paragraph" style:parent-style-name="Standard" style:list-style-name="L1">
      <style:text-properties style:font-name="Abyssinica SIL" officeooo:rsid="00142e81" officeooo:paragraph-rsid="00142e81" style:font-size-asian="10.5pt"/>
    </style:style>
    <style:style style:name="P7" style:family="paragraph" style:parent-style-name="Standard">
      <style:text-properties style:font-name="Abyssinica SIL" officeooo:rsid="00142e81" officeooo:paragraph-rsid="00142e81" style:font-size-asian="10.5pt"/>
    </style:style>
    <style:style style:name="P8" style:family="paragraph" style:parent-style-name="Standard" style:list-style-name="L1">
      <style:text-properties style:font-name="Abyssinica SIL" officeooo:rsid="00354785" officeooo:paragraph-rsid="00354785" style:font-size-asian="10.5pt"/>
    </style:style>
    <style:style style:name="P9" style:family="paragraph" style:parent-style-name="Standard" style:list-style-name="L1">
      <style:text-properties style:font-name="Abyssinica SIL" officeooo:rsid="0013578a" officeooo:paragraph-rsid="0013578a" style:font-size-asian="10.5pt"/>
    </style:style>
    <style:style style:name="P10" style:family="paragraph" style:parent-style-name="Standard">
      <style:text-properties style:font-name="Abyssinica SIL" officeooo:rsid="001c061b" officeooo:paragraph-rsid="001c061b" style:font-size-asian="10.5pt"/>
    </style:style>
    <style:style style:name="P11" style:family="paragraph" style:parent-style-name="Standard" style:list-style-name="L2">
      <style:text-properties style:font-name="Abyssinica SIL" officeooo:rsid="001c061b" officeooo:paragraph-rsid="001c061b" style:font-size-asian="10.5pt"/>
    </style:style>
    <style:style style:name="P12" style:family="paragraph" style:parent-style-name="Standard" style:list-style-name="L2">
      <style:text-properties style:font-name="Abyssinica SIL" officeooo:rsid="002fbdb0" officeooo:paragraph-rsid="0030ab0f" style:font-size-asian="10.5pt"/>
    </style:style>
    <style:style style:name="P13" style:family="paragraph" style:parent-style-name="Standard" style:list-style-name="L3">
      <style:text-properties style:font-name="Abyssinica SIL" officeooo:rsid="001d9b58" officeooo:paragraph-rsid="001d9b58" style:font-size-asian="10.5pt"/>
    </style:style>
    <style:style style:name="P14" style:family="paragraph" style:parent-style-name="Standard" style:list-style-name="L3">
      <style:text-properties style:font-name="Abyssinica SIL" officeooo:rsid="0022b04a" officeooo:paragraph-rsid="0022b04a" style:font-size-asian="10.5pt"/>
    </style:style>
    <style:style style:name="P15" style:family="paragraph" style:parent-style-name="Standard" style:list-style-name="L3">
      <style:text-properties style:font-name="Abyssinica SIL" officeooo:rsid="002439e0" officeooo:paragraph-rsid="002439e0" style:font-size-asian="10.5pt"/>
    </style:style>
    <style:style style:name="P16" style:family="paragraph" style:parent-style-name="Standard" style:list-style-name="L3">
      <style:text-properties style:font-name="Abyssinica SIL" officeooo:rsid="0033d499" officeooo:paragraph-rsid="0033d499" style:font-size-asian="10.5pt"/>
    </style:style>
    <style:style style:name="P17" style:family="paragraph" style:parent-style-name="Standard" style:list-style-name="L4">
      <style:text-properties style:font-name="Abyssinica SIL" officeooo:rsid="0026fc02" officeooo:paragraph-rsid="0026fc02" style:font-size-asian="10.5pt"/>
    </style:style>
    <style:style style:name="P18" style:family="paragraph" style:parent-style-name="Standard">
      <style:text-properties style:font-name="Abyssinica SIL" officeooo:rsid="0026fc02" officeooo:paragraph-rsid="0026fc02" style:font-size-asian="10.5pt"/>
    </style:style>
    <style:style style:name="P19" style:family="paragraph" style:parent-style-name="Standard">
      <style:text-properties style:font-name="Abyssinica SIL" officeooo:rsid="00276eec" officeooo:paragraph-rsid="00276eec" style:font-size-asian="10.5pt"/>
    </style:style>
    <style:style style:name="P20" style:family="paragraph" style:parent-style-name="Standard" style:list-style-name="L5">
      <style:text-properties style:font-name="Abyssinica SIL" officeooo:rsid="00276eec" officeooo:paragraph-rsid="00276eec" style:font-size-asian="10.5pt"/>
    </style:style>
    <style:style style:name="P21" style:family="paragraph" style:parent-style-name="Standard" style:list-style-name="L5">
      <style:text-properties style:font-name="Abyssinica SIL" officeooo:rsid="003bc6f7" officeooo:paragraph-rsid="003bc6f7" style:font-size-asian="10.5pt"/>
    </style:style>
    <style:style style:name="P22" style:family="paragraph" style:parent-style-name="Standard">
      <style:text-properties style:font-name="Abyssinica SIL" officeooo:rsid="0039216c" officeooo:paragraph-rsid="0039216c" style:font-size-asian="10.5pt"/>
    </style:style>
    <style:style style:name="P23" style:family="paragraph" style:parent-style-name="Standard">
      <style:text-properties style:font-name="Abyssinica SIL" officeooo:rsid="00384d82" officeooo:paragraph-rsid="00384d82" style:font-size-asian="10.5pt"/>
    </style:style>
    <style:style style:name="P24" style:family="paragraph" style:parent-style-name="Standard">
      <style:text-properties style:font-name="Abyssinica SIL" officeooo:rsid="003c3f2c" officeooo:paragraph-rsid="003c3f2c" style:font-size-asian="10.5pt"/>
    </style:style>
    <style:style style:name="P25" style:family="paragraph" style:parent-style-name="Standard">
      <style:text-properties style:font-name="Abyssinica SIL" officeooo:rsid="003c8adb" officeooo:paragraph-rsid="003c8adb" style:font-size-asian="10.5pt"/>
    </style:style>
    <style:style style:name="P26" style:family="paragraph" style:parent-style-name="Standard" style:list-style-name="L1">
      <style:text-properties style:font-name="Abyssinica SIL" officeooo:rsid="0042dd85" officeooo:paragraph-rsid="0042dd85" style:font-size-asian="10.5pt"/>
    </style:style>
    <style:style style:name="P27" style:family="paragraph" style:parent-style-name="Standard">
      <style:text-properties style:font-name="Abyssinica SIL" officeooo:rsid="004973bc" officeooo:paragraph-rsid="004973bc" style:font-size-asian="10.5pt"/>
    </style:style>
    <style:style style:name="P28" style:family="paragraph" style:parent-style-name="Standard">
      <style:text-properties style:font-name="Abyssinica SIL" officeooo:rsid="0049796a" officeooo:paragraph-rsid="0049796a" style:font-size-asian="10.5pt"/>
    </style:style>
    <style:style style:name="P29" style:family="paragraph" style:parent-style-name="Standard">
      <style:paragraph-properties fo:break-before="page"/>
      <style:text-properties style:font-name="Abyssinica SIL" officeooo:rsid="001d9b58" officeooo:paragraph-rsid="001d9b58" style:font-size-asian="10.5pt"/>
    </style:style>
    <style:style style:name="P30" style:family="paragraph" style:parent-style-name="Title">
      <style:paragraph-properties fo:break-before="page"/>
    </style:style>
    <style:style style:name="P31" style:family="paragraph" style:parent-style-name="Subtitle">
      <style:paragraph-properties fo:break-before="page"/>
    </style:style>
    <style:style style:name="P32" style:family="paragraph" style:parent-style-name="Heading_20_1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51aad"/>
    </style:style>
    <style:style style:name="T5" style:family="text">
      <style:text-properties officeooo:rsid="00168caf"/>
    </style:style>
    <style:style style:name="T6" style:family="text">
      <style:text-properties officeooo:rsid="001891f1"/>
    </style:style>
    <style:style style:name="T7" style:family="text">
      <style:text-properties officeooo:rsid="001c061b"/>
    </style:style>
    <style:style style:name="T8" style:family="text">
      <style:text-properties officeooo:rsid="001edaba"/>
    </style:style>
    <style:style style:name="T9" style:family="text">
      <style:text-properties officeooo:rsid="00283e73"/>
    </style:style>
    <style:style style:name="T10" style:family="text">
      <style:text-properties officeooo:rsid="003329ac"/>
    </style:style>
    <style:style style:name="T11" style:family="text">
      <style:text-properties officeooo:rsid="00354785"/>
    </style:style>
    <style:style style:name="T12" style:family="text">
      <style:text-properties officeooo:rsid="00385dc7"/>
    </style:style>
    <style:style style:name="T13" style:family="text">
      <style:text-properties officeooo:rsid="003c8adb"/>
    </style:style>
    <style:style style:name="T14" style:family="text">
      <style:text-properties officeooo:rsid="003f9ebf"/>
    </style:style>
    <style:style style:name="T15" style:family="text">
      <style:text-properties officeooo:rsid="0040c532"/>
    </style:style>
    <style:style style:name="T16" style:family="text">
      <style:text-properties officeooo:rsid="00446983"/>
    </style:style>
    <style:style style:name="T17" style:family="text">
      <style:text-properties officeooo:rsid="00478936"/>
    </style:style>
    <style:style style:name="T18" style:family="text">
      <style:text-properties officeooo:rsid="0047efd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uneo Image</text:p>
      <text:p text:style-name="Subtitle">Sitio para subir y compartir imagenes.</text:p>
      <text:p text:style-name="P1"/>
      <text:p text:style-name="P31">Caracteristicas</text:p>
      <text:p text:style-name="P2">A corto y largo plazo</text:p>
      <text:list xml:id="list1553243857105012451" text:style-name="L1">
        <text:list-item>
          <text:p text:style-name="P3">Subir imagenes de alta calidad</text:p>
        </text:list-item>
        <text:list-item>
          <text:p text:style-name="P4">Visitantes se pueden registrar mediante el <text:span text:style-name="T1">sistema del sitio</text:span> o con facebook.</text:p>
        </text:list-item>
        <text:list-item>
          <text:p text:style-name="P3">Generar url cortos <text:span text:style-name="T5">y personalizables (titulo, imagen enlazada, imagen presentada)</text:span></text:p>
        </text:list-item>
        <text:list-item>
          <text:p text:style-name="P3">Creacion de galerias</text:p>
        </text:list-item>
        <text:list-item>
          <text:p text:style-name="P6">Categorias básicas para las imagenes (Top, New)</text:p>
        </text:list-item>
        <text:list-item>
          <text:p text:style-name="P26">Grupo “Abierto”, este grupo se encuentran todas las imagenes sin grupo y son visibles a cualquier persona.</text:p>
        </text:list-item>
        <text:list-item>
          <text:p text:style-name="P3">Creacion de grupos/<text:span text:style-name="T7">categorias publicas o privadas</text:span> para compartir imagenes</text:p>
        </text:list-item>
        <text:list-item>
          <text:p text:style-name="P3">Etiquetas para las imagenes</text:p>
        </text:list-item>
        <text:list-item>
          <text:p text:style-name="P8">Buscador de imagenes y grupos publicos</text:p>
        </text:list-item>
        <text:list-item>
          <text:p text:style-name="P9">Creacion de thumbnails</text:p>
        </text:list-item>
        <text:list-item>
          <text:p text:style-name="P9">Autogeneración de código HTML, BBCODE, <text:span text:style-name="T6">etc.</text:span> para <text:span text:style-name="T2">copiar y pegar</text:span> en otro sitio.</text:p>
        </text:list-item>
        <text:list-item>
          <text:p text:style-name="P6">Sistema de reputación para usuarios y valoración de imagenes</text:p>
        </text:list-item>
        <text:list-item>
          <text:p text:style-name="P6"><text:s/>Top de imagenes más votadas/<text:span text:style-name="T4">comentadas.</text:span></text:p>
        </text:list-item>
        <text:list-item>
          <text:p text:style-name="P6"><text:s/>Sección de comentarios de imagenes y perfiles de usuario</text:p>
        </text:list-item>
        <text:list-item>
          <text:p text:style-name="P6"><text:s/><text:span text:style-name="T11">Contraseña con cifrado básico.</text:span></text:p>
        </text:list-item>
      </text:list>
      <text:p text:style-name="P7"/>
      <text:p text:style-name="P31">Usuarios</text:p>
      <text:p text:style-name="P10">Los permisos se heredan <text:span text:style-name="T1">Visitante &gt; Usuarios Registrado &gt; Administrador</text:span>.</text:p>
      <text:h text:style-name="Heading_20_1" text:outline-level="1">Visitante</text:h>
      <text:list xml:id="list7209448196544108362" text:style-name="L2">
        <text:list-item>
          <text:p text:style-name="P11">Puede registrarse al sitio</text:p>
        </text:list-item>
        <text:list-item>
          <text:p text:style-name="P11">Puede ver imagenes</text:p>
        </text:list-item>
        <text:list-item>
          <text:p text:style-name="P11">Puede ver categorias publicas y basicas</text:p>
        </text:list-item>
        <text:list-item>
          <text:p text:style-name="P12">Puede hacer comentarios usando la api para comentarios de <text:span text:style-name="T1">facebook</text:span></text:p>
        </text:list-item>
      </text:list>
      <text:h text:style-name="Heading_20_1" text:outline-level="1">Usuario Registrado</text:h>
      <text:list xml:id="list4991414014413196724" text:style-name="L3">
        <text:list-item>
          <text:p text:style-name="P13">Puede subir imagenes publicas y a categorias publicas y privadas a las que tenga acceso.</text:p>
        </text:list-item>
        <text:list-item>
          <text:p text:style-name="P13">Puede crear categorias privadas e invitar a la gente que quiera.</text:p>
        </text:list-item>
        <text:list-item>
          <text:p text:style-name="P13">Puede personalizar su perfil, <text:span text:style-name="T8">subiendo una imagen de perfil y datos basicos.</text:span></text:p>
        </text:list-item>
        <text:list-item>
          <text:p text:style-name="P14">Puede votar una imagen de forma positiva o negativa (puede cancelar su voto en cualquier momento).</text:p>
        </text:list-item>
        <text:list-item>
          <text:p text:style-name="P15">Poseen herramientas basicas de administración de sus imagenes.</text:p>
          <text:list>
            <text:list-item>
              <text:p text:style-name="P16">Disponibilidad (sí o no)</text:p>
            </text:list-item>
            <text:list-item>
              <text:p text:style-name="P16">Accesibilidad (que grupos pueden ver la imagen)</text:p>
            </text:list-item>
          </text:list>
        </text:list-item>
        <text:list-item>
          <text:p text:style-name="P15">Pueden agregar imagenes a<text:span text:style-name="T10">j</text:span>enas a imagenes favoritas (y verlas despues).</text:p>
        </text:list-item>
      </text:list>
      <text:h text:style-name="Heading_20_1" text:outline-level="1">Administrador</text:h>
      <text:list xml:id="list119922803793652274" text:style-name="L4">
        <text:list-item>
          <text:p text:style-name="P17">Puede borrar usuarios, comentarios e imagenes de forma instantanea</text:p>
        </text:list-item>
      </text:list>
      <text:p text:style-name="P18"/>
      <text:p text:style-name="P29">Perfil de <text:span text:style-name="T3">usuario registrado</text:span></text:p>
      <text:p text:style-name="P19">Caracteristicas <text:span text:style-name="T16">que tiene cada usuario registrado:</text:span></text:p>
      <text:list xml:id="list3747292842906090179" text:style-name="L5">
        <text:list-item>
          <text:p text:style-name="P20">Imagen de perfil <text:span text:style-name="T9">(externa o subir imagen local)</text:span></text:p>
        </text:list-item>
        <text:list-item>
          <text:p text:style-name="P20">Edad</text:p>
        </text:list-item>
        <text:list-item>
          <text:p text:style-name="P20">Correo (posibilidad de cambiar correo)</text:p>
        </text:list-item>
        <text:list-item>
          <text:p text:style-name="P20">Contraseña (posibilidad de cambiar contraseña)</text:p>
        </text:list-item>
        <text:list-item>
          <text:p text:style-name="P21">Administración de imagenes</text:p>
        </text:list-item>
      </text:list>
      <text:h text:style-name="P32" text:outline-level="1">Navegación</text:h>
      <text:h text:style-name="Heading_20_2" text:outline-level="2">Menu</text:h>
      <text:h text:style-name="Heading_20_3" text:outline-level="3">Visitante</text:h>
      <text:p text:style-name="P5">INICIO <text:span text:style-name="T13">← Pagina inicial/Home, muestra las imagenes del grupo “Abierto”</text:span></text:p>
      <text:p text:style-name="P22">TOP <text:span text:style-name="T14">← Imagenes mas populares</text:span></text:p>
      <text:p text:style-name="P22">NEW <text:span text:style-name="T14">← Imagenes recien subidas</text:span></text:p>
      <text:p text:style-name="P22">GRUPOS ← Publicos</text:p>
      <text:p text:style-name="P23">ENTRAR (Conectarse o Registrarse) ← <text:span text:style-name="T12">Formulario visible instantaneamente</text:span></text:p>
      <text:h text:style-name="Heading_20_3" text:outline-level="3">Usuario registrado / <text:span text:style-name="T18">Administrador</text:span></text:h>
      <text:p text:style-name="P24">INICIO</text:p>
      <text:p text:style-name="P24">TOP</text:p>
      <text:p text:style-name="P24">NEW</text:p>
      <text:p text:style-name="P24">GRUPOS</text:p>
      <text:p text:style-name="P24">SUBIR IMAGEN <text:span text:style-name="T15">← Permite subir una imagen y agregarla a un grupo publico, privado o abierto.</text:span></text:p>
      <text:p text:style-name="P24"><text:tab/><text:span text:style-name="T16">ADMINISTRAR IMAGENES ← Te permite modificar las propiedades de tus imagenes o realizar acciones: borrar imagenes, asignar grupos a los que la imagen sea visible, asignar etiquetas para facilitar su busqueda, modificar los enlaces externos (short links).</text:span></text:p>
      <text:p text:style-name="P25">GRUPOS ← Ver tus grupos privadas/publicos a los que estas suscrito o son tuyos</text:p>
      <text:p text:style-name="P25"><text:tab/>BUSCAR ← Buscar otros grupos publicos</text:p>
      <text:p text:style-name="P25"><text:tab/>ADMINISTRAR ← Te permite administrar tus propios grupos, <text:span text:style-name="T17">borrarlos, agregar gente o cambiar su perfil (privado ↔ publico).</text:span></text:p>
      <text:p text:style-name="P30">Sketch book</text:p>
      <text:p text:style-name="Subtitle">Vistas</text:p>
      <text:p text:style-name="P27"/>
      <text:p text:style-name="P28">Esta seccion enlista las vistas necesarias para la creacion del sit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09:58:37.870358980</meta:creation-date>
    <dc:date>2014-08-27T10:46:33.614751003</dc:date>
    <meta:editing-duration>PT1H38M30S</meta:editing-duration>
    <meta:editing-cycles>56</meta:editing-cycles>
    <meta:generator>LibreOffice/4.2.4.2$Linux_X86_64 LibreOffice_project/420m0$Build-2</meta:generator>
    <dc:creator>Kaielth Craftlay</dc:creator>
    <meta:document-statistic meta:table-count="0" meta:image-count="0" meta:object-count="0" meta:page-count="6" meta:paragraph-count="65" meta:word-count="472" meta:character-count="3007" meta:non-whitespace-character-count="2627"/>
  </office:meta>
</office:document-meta>
</file>